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1e7e" officeooo:paragraph-rsid="00091e7e" style:font-weight-asian="bold" style:font-weight-complex="bold"/>
    </style:style>
    <style:style style:name="P2" style:family="paragraph" style:parent-style-name="Standard">
      <style:paragraph-properties fo:margin-left="6.253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091e7e" officeooo:paragraph-rsid="00091e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91e7e" officeooo:paragraph-rsid="00091e7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91e7e" officeooo:paragraph-rsid="00091e7e" style:font-weight-asian="normal" style:font-weight-complex="normal"/>
    </style:style>
    <style:style style:name="T1" style:family="text">
      <style:text-properties officeooo:rsid="000a2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BUNTU Commands</text:p>
      <text:p text:style-name="P1"/>
      <text:p text:style-name="P1"/>
      <text:p text:style-name="P3">chmod u-w &lt;filename&gt; <text:s/>: <text:span text:style-name="T1">remove delete access for local user</text:span></text:p>
      <text:p text:style-name="P3">chmod a-w &lt;filename<text:tab/>&gt; <text:s/>: <text:span text:style-name="T1">remove access for all user</text:span></text:p>
      <text:p text:style-name="P3"><text:s/>zip -r backend_lambda.zip abhi1.txt abhi.txt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2cm" fo:margin-right="0.5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0:07:57.546255708</meta:creation-date>
    <dc:date>2023-04-03T16:49:42.116736836</dc:date>
    <meta:editing-duration>PT15M1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7" meta:character-count="171" meta:non-whitespace-character-count="144"/>
  </office:meta>
</office:document-meta>
</file>